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adb54" officeooo:paragraph-rsid="001adb54" style:font-weight-asian="bold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Footer">
      <style:text-properties fo:language="es" fo:country="ES" officeooo:paragraph-rsid="00353a7c"/>
    </style:style>
    <style:style style:name="P6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P7" style:family="paragraph" style:parent-style-name="Heading_20_1">
      <style:text-properties officeooo:rsid="000b035b" officeooo:paragraph-rsid="000b035b"/>
    </style:style>
    <style:style style:name="P8" style:family="paragraph" style:parent-style-name="Heading_20_1">
      <style:paragraph-properties fo:break-before="page"/>
      <style:text-properties officeooo:rsid="000b035b" officeooo:paragraph-rsid="000b035b"/>
    </style:style>
    <style:style style:name="P9" style:family="paragraph" style:parent-style-name="Heading_20_1" style:list-style-name="">
      <style:text-properties officeooo:rsid="000b035b" officeooo:paragraph-rsid="000b035b"/>
    </style:style>
    <style:style style:name="P10" style:family="paragraph" style:parent-style-name="Heading_20_1" style:list-style-name="">
      <style:paragraph-properties fo:break-before="page"/>
      <style:text-properties officeooo:rsid="000b035b" officeooo:paragraph-rsid="000b035b"/>
    </style:style>
    <style:style style:name="P11" style:family="paragraph" style:parent-style-name="Heading_20_1">
      <style:text-properties officeooo:rsid="000c485d" officeooo:paragraph-rsid="000c485d"/>
    </style:style>
    <style:style style:name="P12" style:family="paragraph" style:parent-style-name="Heading_20_2">
      <style:text-properties officeooo:rsid="000c485d" officeooo:paragraph-rsid="000c485d"/>
    </style:style>
    <style:style style:name="P13" style:family="paragraph" style:parent-style-name="Heading_20_2">
      <style:text-properties officeooo:rsid="000fc987" officeooo:paragraph-rsid="000fc987"/>
    </style:style>
    <style:style style:name="P14" style:family="paragraph" style:parent-style-name="Heading_20_2">
      <style:text-properties officeooo:rsid="0010427b" officeooo:paragraph-rsid="0010427b"/>
    </style:style>
    <style:style style:name="P15" style:family="paragraph" style:parent-style-name="Heading_20_2">
      <style:text-properties officeooo:rsid="0010f512" officeooo:paragraph-rsid="0010f512"/>
    </style:style>
    <style:style style:name="P16" style:family="paragraph" style:parent-style-name="Heading_20_2">
      <style:text-properties officeooo:rsid="00181020" officeooo:paragraph-rsid="00181020"/>
    </style:style>
    <style:style style:name="P17" style:family="paragraph" style:parent-style-name="Text_20_body" style:list-style-name="L1">
      <style:text-properties officeooo:rsid="000b035b" officeooo:paragraph-rsid="000b035b"/>
    </style:style>
    <style:style style:name="P18" style:family="paragraph" style:parent-style-name="Text_20_body" style:list-style-name="L2">
      <style:text-properties officeooo:rsid="000b035b" officeooo:paragraph-rsid="000b035b"/>
    </style:style>
    <style:style style:name="P19" style:family="paragraph" style:parent-style-name="Text_20_body" style:list-style-name="L2">
      <style:text-properties officeooo:rsid="0010427b" officeooo:paragraph-rsid="0010427b"/>
    </style:style>
    <style:style style:name="P20" style:family="paragraph" style:parent-style-name="Text_20_body" style:list-style-name="L5">
      <style:text-properties officeooo:rsid="0010427b" officeooo:paragraph-rsid="0010427b"/>
    </style:style>
    <style:style style:name="P21" style:family="paragraph" style:parent-style-name="Text_20_body" style:list-style-name="L6">
      <style:text-properties officeooo:rsid="0010427b" officeooo:paragraph-rsid="0010f380"/>
    </style:style>
    <style:style style:name="P22" style:family="paragraph" style:parent-style-name="Text_20_body" style:list-style-name="L6">
      <style:text-properties officeooo:rsid="0010427b" officeooo:paragraph-rsid="002083e4"/>
    </style:style>
    <style:style style:name="P23" style:family="paragraph" style:parent-style-name="Text_20_body" style:list-style-name="L6">
      <style:text-properties officeooo:rsid="0010427b" officeooo:paragraph-rsid="002febe8"/>
    </style:style>
    <style:style style:name="P24" style:family="paragraph" style:parent-style-name="Text_20_body" style:list-style-name="L2">
      <style:text-properties officeooo:rsid="0010f380" officeooo:paragraph-rsid="0010f380"/>
    </style:style>
    <style:style style:name="P25" style:family="paragraph" style:parent-style-name="Text_20_body" style:list-style-name="L6">
      <style:text-properties officeooo:rsid="0010f380" officeooo:paragraph-rsid="0010f380"/>
    </style:style>
    <style:style style:name="P26" style:family="paragraph" style:parent-style-name="Text_20_body" style:list-style-name="L2">
      <style:text-properties officeooo:rsid="000c485d" officeooo:paragraph-rsid="000c485d"/>
    </style:style>
    <style:style style:name="P27" style:family="paragraph" style:parent-style-name="Text_20_body" style:list-style-name="L3">
      <style:text-properties officeooo:rsid="000fc987" officeooo:paragraph-rsid="000fc987"/>
    </style:style>
    <style:style style:name="P28" style:family="paragraph" style:parent-style-name="Text_20_body" style:list-style-name="L4">
      <style:text-properties officeooo:rsid="000fc987" officeooo:paragraph-rsid="000fc987"/>
    </style:style>
    <style:style style:name="P29" style:family="paragraph" style:parent-style-name="Text_20_body" style:list-style-name="L5">
      <style:text-properties officeooo:rsid="000fc987" officeooo:paragraph-rsid="000fc987"/>
    </style:style>
    <style:style style:name="P30" style:family="paragraph" style:parent-style-name="Text_20_body" style:list-style-name="L5">
      <style:text-properties officeooo:rsid="000fc987" officeooo:paragraph-rsid="0010427b"/>
    </style:style>
    <style:style style:name="P31" style:family="paragraph" style:parent-style-name="Text_20_body" style:list-style-name="L4">
      <style:text-properties officeooo:rsid="000ca850" officeooo:paragraph-rsid="000ca850"/>
    </style:style>
    <style:style style:name="P32" style:family="paragraph" style:parent-style-name="Text_20_body" style:list-style-name="L4">
      <style:text-properties officeooo:rsid="000ee228" officeooo:paragraph-rsid="000ee228"/>
    </style:style>
    <style:style style:name="P33" style:family="paragraph" style:parent-style-name="Text_20_body" style:list-style-name="L4">
      <style:text-properties officeooo:rsid="000fb6c2" officeooo:paragraph-rsid="000fb6c2"/>
    </style:style>
    <style:style style:name="P34" style:family="paragraph" style:parent-style-name="Text_20_body" style:list-style-name="L6">
      <style:text-properties officeooo:rsid="0019b432" officeooo:paragraph-rsid="0019b432"/>
    </style:style>
    <style:style style:name="P35" style:family="paragraph" style:parent-style-name="Text_20_body" style:list-style-name="L6">
      <style:text-properties officeooo:rsid="001f102d" officeooo:paragraph-rsid="001f102d"/>
    </style:style>
    <style:style style:name="P36" style:family="paragraph" style:parent-style-name="Text_20_body" style:list-style-name="L7">
      <style:text-properties officeooo:rsid="0010f512" officeooo:paragraph-rsid="0010f512"/>
    </style:style>
    <style:style style:name="P37" style:family="paragraph" style:parent-style-name="Text_20_body" style:list-style-name="L7">
      <style:text-properties officeooo:rsid="00128d5f" officeooo:paragraph-rsid="00128d5f"/>
    </style:style>
    <style:style style:name="P38" style:family="paragraph" style:parent-style-name="Text_20_body" style:list-style-name="L7">
      <style:text-properties officeooo:rsid="0013c66c" officeooo:paragraph-rsid="0013c66c"/>
    </style:style>
    <style:style style:name="P39" style:family="paragraph" style:parent-style-name="Text_20_body" style:list-style-name="L7">
      <style:text-properties officeooo:rsid="0013c66c" officeooo:paragraph-rsid="002ba7c8"/>
    </style:style>
    <style:style style:name="P40" style:family="paragraph" style:parent-style-name="Text_20_body" style:list-style-name="L7">
      <style:text-properties officeooo:rsid="001374c9" officeooo:paragraph-rsid="001374c9"/>
    </style:style>
    <style:style style:name="P41" style:family="paragraph" style:parent-style-name="Text_20_body" style:list-style-name="L7">
      <style:text-properties officeooo:rsid="001374c9" officeooo:paragraph-rsid="002ba7c8"/>
    </style:style>
    <style:style style:name="P42" style:family="paragraph" style:parent-style-name="Text_20_body" style:list-style-name="L7">
      <style:text-properties officeooo:rsid="00162f42" officeooo:paragraph-rsid="00162f42"/>
    </style:style>
    <style:style style:name="P43" style:family="paragraph" style:parent-style-name="Text_20_body" style:list-style-name="L7">
      <style:text-properties fo:font-weight="bold" officeooo:rsid="002cdc69" officeooo:paragraph-rsid="002cdc69" style:font-weight-asian="bold" style:font-weight-complex="bold"/>
    </style:style>
    <style:style style:name="P44" style:family="paragraph" style:parent-style-name="Text_20_body" style:list-style-name="L7">
      <style:text-properties officeooo:rsid="0013d574" officeooo:paragraph-rsid="0013d574"/>
    </style:style>
    <style:style style:name="P45" style:family="paragraph" style:parent-style-name="Text_20_body" style:list-style-name="L7">
      <style:text-properties officeooo:rsid="00143065" officeooo:paragraph-rsid="00143065"/>
    </style:style>
    <style:style style:name="P46" style:family="paragraph" style:parent-style-name="Text_20_body" style:list-style-name="L7">
      <style:text-properties officeooo:rsid="002875f2" officeooo:paragraph-rsid="002875f2"/>
    </style:style>
    <style:style style:name="P47" style:family="paragraph" style:parent-style-name="Text_20_body" style:list-style-name="L7">
      <style:text-properties officeooo:rsid="002875f2" officeooo:paragraph-rsid="0028d82d"/>
    </style:style>
    <style:style style:name="P48" style:family="paragraph" style:parent-style-name="Text_20_body" style:list-style-name="L7">
      <style:text-properties officeooo:rsid="0028a7d4" officeooo:paragraph-rsid="0028a7d4"/>
    </style:style>
    <style:style style:name="P49" style:family="paragraph" style:parent-style-name="Text_20_body" style:list-style-name="L7">
      <style:text-properties officeooo:rsid="0028a7d4" officeooo:paragraph-rsid="0028d82d"/>
    </style:style>
    <style:style style:name="P50" style:family="paragraph" style:parent-style-name="Text_20_body" style:list-style-name="L7">
      <style:text-properties officeooo:rsid="0017a7d7" officeooo:paragraph-rsid="0017a7d7"/>
    </style:style>
    <style:style style:name="P51" style:family="paragraph" style:parent-style-name="Text_20_body" style:list-style-name="L7">
      <style:text-properties style:text-underline-style="none" officeooo:rsid="0017a7d7" officeooo:paragraph-rsid="0017a7d7"/>
    </style:style>
    <style:style style:name="P52" style:family="paragraph" style:parent-style-name="Text_20_body" style:list-style-name="L7">
      <style:text-properties style:text-underline-style="none" officeooo:rsid="0017a7d7" officeooo:paragraph-rsid="00272407"/>
    </style:style>
    <style:style style:name="P53" style:family="paragraph" style:parent-style-name="Text_20_body" style:list-style-name="L8">
      <style:text-properties officeooo:rsid="00181020" officeooo:paragraph-rsid="00181020"/>
    </style:style>
    <style:style style:name="P54" style:family="paragraph" style:parent-style-name="Title">
      <style:text-properties officeooo:rsid="00389e22" officeooo:paragraph-rsid="00389e22"/>
    </style:style>
    <style:style style:name="T1" style:family="text">
      <style:text-properties officeooo:rsid="000c485d"/>
    </style:style>
    <style:style style:name="T2" style:family="text">
      <style:text-properties officeooo:rsid="000ea4d0"/>
    </style:style>
    <style:style style:name="T3" style:family="text">
      <style:text-properties style:text-underline-style="none" officeooo:rsid="000ea4d0"/>
    </style:style>
    <style:style style:name="T4" style:family="text">
      <style:text-properties style:text-underline-style="none" fo:font-weight="bold" officeooo:rsid="00226925" style:font-weight-asian="bold" style:font-weight-complex="bold"/>
    </style:style>
    <style:style style:name="T5" style:family="text">
      <style:text-properties style:text-underline-style="none" fo:font-weight="bold" officeooo:rsid="002a65c4" style:font-weight-asian="bold" style:font-weight-complex="bold"/>
    </style:style>
    <style:style style:name="T6" style:family="text">
      <style:text-properties style:text-underline-style="none" fo:font-weight="normal" officeooo:rsid="002083e4" style:font-weight-asian="normal" style:font-weight-complex="normal"/>
    </style:style>
    <style:style style:name="T7" style:family="text">
      <style:text-properties style:text-underline-style="none" fo:font-weight="normal" officeooo:rsid="00217763" style:font-weight-asian="normal" style:font-weight-complex="normal"/>
    </style:style>
    <style:style style:name="T8" style:family="text">
      <style:text-properties style:text-underline-style="none" fo:font-weight="normal" officeooo:rsid="002febe8" style:font-weight-asian="normal" style:font-weight-complex="normal"/>
    </style:style>
    <style:style style:name="T9" style:family="text">
      <style:text-properties style:text-underline-style="none" fo:font-weight="normal" officeooo:rsid="002a65c4" style:font-weight-asian="normal" style:font-weight-complex="normal"/>
    </style:style>
    <style:style style:name="T10" style:family="text">
      <style:text-properties style:text-underline-style="none" fo:font-weight="normal" officeooo:rsid="002f0ab0" style:font-weight-asian="normal" style:font-weight-complex="normal"/>
    </style:style>
    <style:style style:name="T11" style:family="text">
      <style:text-properties style:text-underline-style="none" fo:font-weight="normal" officeooo:rsid="002eb455" style:font-weight-asian="normal" style:font-weight-complex="normal"/>
    </style:style>
    <style:style style:name="T12" style:family="text">
      <style:text-properties officeooo:rsid="000fc987"/>
    </style:style>
    <style:style style:name="T13" style:family="text">
      <style:text-properties officeooo:rsid="0010427b"/>
    </style:style>
    <style:style style:name="T14" style:family="text">
      <style:text-properties officeooo:rsid="0010f512"/>
    </style:style>
    <style:style style:name="T15" style:family="text">
      <style:text-properties officeooo:rsid="0013d574"/>
    </style:style>
    <style:style style:name="T16" style:family="text">
      <style:text-properties officeooo:rsid="0017a7d7"/>
    </style:style>
    <style:style style:name="T17" style:family="text">
      <style:text-properties officeooo:rsid="00182dd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b432" style:font-weight-asian="bold" style:font-weight-complex="bold"/>
    </style:style>
    <style:style style:name="T20" style:family="text">
      <style:text-properties fo:font-weight="bold" officeooo:rsid="0019baf3" style:font-weight-asian="bold" style:font-weight-complex="bold"/>
    </style:style>
    <style:style style:name="T21" style:family="text">
      <style:text-properties fo:font-weight="bold" officeooo:rsid="001c84d2" style:font-weight-asian="bold" style:font-weight-complex="bold"/>
    </style:style>
    <style:style style:name="T22" style:family="text">
      <style:text-properties fo:font-weight="bold" officeooo:rsid="001d265e" style:font-weight-asian="bold" style:font-weight-complex="bold"/>
    </style:style>
    <style:style style:name="T23" style:family="text">
      <style:text-properties fo:font-weight="bold" officeooo:rsid="00240470" style:font-weight-asian="bold" style:font-weight-complex="bold"/>
    </style:style>
    <style:style style:name="T24" style:family="text">
      <style:text-properties fo:font-weight="bold" officeooo:rsid="002febe8" style:font-weight-asian="bold" style:font-weight-complex="bold"/>
    </style:style>
    <style:style style:name="T25" style:family="text">
      <style:text-properties fo:font-weight="bold" officeooo:rsid="00316cac" style:font-weight-asian="bold" style:font-weight-complex="bold"/>
    </style:style>
    <style:style style:name="T26" style:family="text">
      <style:text-properties fo:font-weight="bold" officeooo:rsid="003365d2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normal" officeooo:rsid="002a65c4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eb455" style:font-weight-asian="normal" style:font-weight-complex="normal"/>
    </style:style>
    <style:style style:name="T29" style:family="text">
      <style:text-properties fo:font-weight="normal" officeooo:rsid="00240470" style:font-weight-asian="normal" style:font-weight-complex="normal"/>
    </style:style>
    <style:style style:name="T30" style:family="text">
      <style:text-properties fo:font-weight="normal" officeooo:rsid="00316cac" style:font-weight-asian="normal" style:font-weight-complex="normal"/>
    </style:style>
    <style:style style:name="T31" style:family="text">
      <style:text-properties fo:font-weight="normal" officeooo:rsid="0025f998" style:font-weight-asian="normal" style:font-weight-complex="normal"/>
    </style:style>
    <style:style style:name="T32" style:family="text">
      <style:text-properties fo:font-weight="normal" officeooo:rsid="001c84d2" style:font-weight-asian="normal" style:font-weight-complex="normal"/>
    </style:style>
    <style:style style:name="T33" style:family="text">
      <style:text-properties fo:font-weight="normal" officeooo:rsid="001d265e" style:font-weight-asian="normal" style:font-weight-complex="normal"/>
    </style:style>
    <style:style style:name="T34" style:family="text">
      <style:text-properties fo:font-weight="normal" officeooo:rsid="003365d2" style:font-weight-asian="normal" style:font-weight-complex="normal"/>
    </style:style>
    <style:style style:name="T35" style:family="text">
      <style:text-properties officeooo:rsid="002ba7c8"/>
    </style:style>
    <style:style style:name="T36" style:family="text">
      <style:text-properties officeooo:rsid="002febe8"/>
    </style:style>
    <style:style style:name="T37" style:family="text">
      <style:text-properties officeooo:rsid="00316cac"/>
    </style:style>
    <style:style style:name="T38" style:family="text">
      <style:text-properties officeooo:rsid="003365d2"/>
    </style:style>
    <style:style style:name="T39" style:family="text">
      <style:text-properties fo:font-size="9pt" style:font-size-asian="7.84999990463257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9" text:outline-level="1"/>
      <text:p text:style-name="P54">Prueba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2"><text:a xlink:type="simple" xlink:href="#__RefHeading___Toc3002_2610806117" text:style-name="Index_20_Link" text:visited-style-name="Index_20_Link">Ventana de inicio de sesión<text:tab/>3</text:a></text:p>
          <text:p text:style-name="P2"><text:a xlink:type="simple" xlink:href="#__RefHeading___Toc3004_2610806117" text:style-name="Index_20_Link" text:visited-style-name="Index_20_Link">Ventana de registro<text:tab/>3</text:a></text:p>
          <text:p text:style-name="P2"><text:a xlink:type="simple" xlink:href="#__RefHeading___Toc3006_2610806117" text:style-name="Index_20_Link" text:visited-style-name="Index_20_Link">Ventana principal<text:tab/>3</text:a></text:p>
          <text:p text:style-name="P3"><text:a xlink:type="simple" xlink:href="#__RefHeading___Toc3008_2610806117" text:style-name="Index_20_Link" text:visited-style-name="Index_20_Link">Página autores<text:tab/>3</text:a></text:p>
          <text:p text:style-name="P3"><text:a xlink:type="simple" xlink:href="#__RefHeading___Toc3010_2610806117" text:style-name="Index_20_Link" text:visited-style-name="Index_20_Link">Géneros<text:tab/>3</text:a></text:p>
          <text:p text:style-name="P3"><text:a xlink:type="simple" xlink:href="#__RefHeading___Toc3012_2610806117" text:style-name="Index_20_Link" text:visited-style-name="Index_20_Link">Mi cuenta<text:tab/>4</text:a></text:p>
          <text:p text:style-name="P3"><text:a xlink:type="simple" xlink:href="#__RefHeading___Toc3014_2610806117" text:style-name="Index_20_Link" text:visited-style-name="Index_20_Link">Libros<text:tab/>4</text:a></text:p>
          <text:p text:style-name="P3"><text:a xlink:type="simple" xlink:href="#__RefHeading___Toc3016_2610806117" text:style-name="Index_20_Link" text:visited-style-name="Index_20_Link">Mi biblioteca<text:tab/>7</text:a></text:p>
        </text:index-body>
      </text:table-of-content>
      <text:h text:style-name="P9" text:outline-level="1"/>
      <text:h text:style-name="P8" text:outline-level="1"><text:bookmark-start text:name="__RefHeading___Toc3002_2610806117"/>Ventana de inicio de sesión<text:bookmark-end text:name="__RefHeading___Toc3002_2610806117"/></text:h>
      <text:list xml:id="list3764713059" text:style-name="L1">
        <text:list-item>
          <text:p text:style-name="P17">Hace login con campos incorrectos (usuario y/o contraseña)</text:p>
        </text:list-item>
        <text:list-item>
          <text:p text:style-name="P17">Botón registrar lleva a ventana de Registro</text:p>
        </text:list-item>
        <text:list-item>
          <text:p text:style-name="P17">Botón de login lleva a la ventana principal</text:p>
        </text:list-item>
      </text:list>
      <text:h text:style-name="P7" text:outline-level="1"><text:bookmark-start text:name="__RefHeading___Toc3004_2610806117"/>Ventana de registro<text:bookmark-end text:name="__RefHeading___Toc3004_2610806117"/></text:h>
      <text:list xml:id="list2724555197" text:style-name="L2">
        <text:list-item>
          <text:p text:style-name="P18">Usuario <text:span text:style-name="T1">y contraseña válidos e inválidos.</text:span></text:p>
        </text:list-item>
        <text:list-item>
          <text:p text:style-name="P19">Tamaño de usuario &gt; 30 caracteres.</text:p>
        </text:list-item>
        <text:list-item>
          <text:p text:style-name="P19">Tamaño de contraseña &lt; 6 caracteres</text:p>
        </text:list-item>
        <text:list-item>
          <text:p text:style-name="P19">Tamaño de contraseña &gt; 50 caracteres</text:p>
        </text:list-item>
        <text:list-item>
          <text:p text:style-name="P19">Tamaño de contraseña &gt;= 6 o &lt;=50 caracteres</text:p>
        </text:list-item>
        <text:list-item>
          <text:p text:style-name="P24">Campos de contraseña distintos</text:p>
        </text:list-item>
        <text:list-item>
          <text:p text:style-name="P26">Crear varios usuarios, probar nombres y contraseñas repetidos</text:p>
        </text:list-item>
      </text:list>
      <text:h text:style-name="P11" text:outline-level="1"><text:bookmark-start text:name="__RefHeading___Toc3006_2610806117"/>Ventana principal<text:bookmark-end text:name="__RefHeading___Toc3006_2610806117"/></text:h>
      <text:list xml:id="list3000847122" text:style-name="L3">
        <text:list-item>
          <text:p text:style-name="P27">Cerrar Sesión cierra sesión</text:p>
        </text:list-item>
        <text:list-item>
          <text:p text:style-name="P27">Crear documento crea el catálogo de libros en PDF (probar vacío)</text:p>
        </text:list-item>
      </text:list>
      <text:h text:style-name="P12" text:outline-level="2"><text:bookmark-start text:name="__RefHeading___Toc3008_2610806117"/>Página autores<text:bookmark-end text:name="__RefHeading___Toc3008_2610806117"/></text:h>
      <text:list xml:id="list1500371346" text:style-name="L4">
        <text:list-item>
          <text:p text:style-name="P31">Añadir autores (nombres de distintos tamaños y repetidos)</text:p>
        </text:list-item>
        <text:list-item>
          <text:p text:style-name="P31">Editar nombre (varios tamaños)</text:p>
        </text:list-item>
        <text:list-item>
          <text:p text:style-name="P31">Borrar autor seleccionado <text:span text:style-name="T2">(</text:span><text:span text:style-name="T3">probar</text:span><text:span text:style-name="T2"> con varios, incluso con Sin Asignar)</text:span></text:p>
        </text:list-item>
        <text:list-item>
          <text:p text:style-name="P32">CheckBox Sin Asignar mete a todos los libros seleccionados en Sin Asignar <text:span text:style-name="T12">al hacer click en cambiar autores</text:span></text:p>
        </text:list-item>
        <text:list-item>
          <text:p text:style-name="P33">Libros seleccionados se pueden meter en la biblioteca personal</text:p>
        </text:list-item>
        <text:list-item>
          <text:p text:style-name="P28">Meter en biblioteca personal libros <text:span text:style-name="T13">repetidos</text:span></text:p>
        </text:list-item>
        <text:list-item>
          <text:p text:style-name="P33">Libros seleccionados cambian de autor a los seleccionados</text:p>
        </text:list-item>
      </text:list>
      <text:h text:style-name="P13" text:outline-level="2"><text:bookmark-start text:name="__RefHeading___Toc3010_2610806117"/>Géneros<text:bookmark-end text:name="__RefHeading___Toc3010_2610806117"/></text:h>
      <text:list xml:id="list1999091632" text:style-name="L5">
        <text:list-item>
          <text:p text:style-name="P29">Añadir géneros (nombres de distintos tamaños y repetidos)</text:p>
        </text:list-item>
        <text:list-item>
          <text:p text:style-name="P29">Editar nombre (varios tamaños)</text:p>
        </text:list-item>
        <text:list-item>
          <text:p text:style-name="P29"><text:soft-page-break/>Borrar género seleccionado (probar con varios, incluso con Sin Asignar)</text:p>
        </text:list-item>
        <text:list-item>
          <text:p text:style-name="P29">CheckBox Sin Asignar mete a todos los libros seleccionados en Sin Asignar al hacer click en cambiar géneros</text:p>
        </text:list-item>
        <text:list-item>
          <text:p text:style-name="P29">Libros seleccionados se pueden meter en la biblioteca personal</text:p>
        </text:list-item>
        <text:list-item>
          <text:p text:style-name="P30">Meter en biblioteca personal libros <text:span text:style-name="T13">repetidos</text:span></text:p>
        </text:list-item>
        <text:list-item>
          <text:p text:style-name="P20">Libros seleccionados cambian de género a los seleccionados</text:p>
        </text:list-item>
      </text:list>
      <text:h text:style-name="P14" text:outline-level="2"><text:bookmark-start text:name="__RefHeading___Toc3012_2610806117"/>Mi cuenta<text:bookmark-end text:name="__RefHeading___Toc3012_2610806117"/></text:h>
      <text:list xml:id="list4270748635" text:style-name="L6">
        <text:list-item>
          <text:p text:style-name="P21">Tamaño de usuario &gt; 30 caracteres:<text:span text:style-name="T18"> </text:span><text:span text:style-name="T24">fuerza el cierre</text:span><text:span text:style-name="T36">.</text:span><text:span text:style-name="T19"> </text:span><text:span text:style-name="T6">Arreglado, faltaban las validaciones.</text:span></text:p>
        </text:list-item>
        <text:list-item>
          <text:p text:style-name="P34">Tamaño de usuario &lt; 6 caracteres: <text:span text:style-name="T24">permite, y no debería. </text:span><text:span text:style-name="T6">Arreglado, faltaban las validaciones</text:span></text:p>
        </text:list-item>
        <text:list-item>
          <text:p text:style-name="P23">Tamaño de contraseña &lt; 6 caracteres: <text:span text:style-name="T24">permite, y no debería.</text:span><text:span text:style-name="T19"> Tambi</text:span><text:span text:style-name="T24">é</text:span><text:span text:style-name="T19">n deja iniciar sesi</text:span><text:span text:style-name="T24">ón sin contraseña</text:span><text:span text:style-name="T19"> </text:span><text:span text:style-name="T6">Arreglado, faltaban las validaciones</text:span></text:p>
        </text:list-item>
        <text:list-item>
          <text:p text:style-name="P22">Tamaño de contraseña &gt; 50 caracteres:<text:span text:style-name="T18"> </text:span><text:span text:style-name="T24">fuerza el cierre.</text:span><text:span text:style-name="T19"> </text:span><text:span text:style-name="T6">Arreglado, faltaban las validaciones</text:span></text:p>
        </text:list-item>
        <text:list-item>
          <text:p text:style-name="P21">Tamaño de contraseña &gt;= 6 o &lt;=50 caracteres</text:p>
        </text:list-item>
        <text:list-item>
          <text:p text:style-name="P25">Campos de contraseña distintos.</text:p>
        </text:list-item>
        <text:list-item>
          <text:p text:style-name="P35">Cambiar nombre de usuario a uno anteriormente usado pero libr<text:span text:style-name="T36">e</text:span>: <text:span text:style-name="T24">no permite, siempre salta un error de duplicado</text:span><text:span text:style-name="T18">. </text:span><text:span text:style-name="T7">Arreglado, por el binding al editar el nombre se guardaba y se leía a si mismo, así que siempre salía repetido.</text:span></text:p>
        </text:list-item>
        <text:list-item>
          <text:p text:style-name="P25">Borrar cuenta <text:span text:style-name="T14">funciona (debería dar opción a no borrarla)</text:span></text:p>
        </text:list-item>
      </text:list>
      <text:h text:style-name="P15" text:outline-level="2"><text:bookmark-start text:name="__RefHeading___Toc3014_2610806117"/>Libros<text:bookmark-end text:name="__RefHeading___Toc3014_2610806117"/></text:h>
      <text:p text:style-name="P1">A veces al añadir <text:span text:style-name="T36">objetos</text:span> no se actualiza el <text:span text:style-name="T36">á</text:span>rbol, o se actualiza pero no salen las cosas nuevas hasta que cambio de pestaña y vuelvo a entrar.</text:p>
      <text:list xml:id="list65414105" text:style-name="L7">
        <text:list-item>
          <text:p text:style-name="P36">Añadir Libro/Saga</text:p>
          <text:list>
            <text:list-item>
              <text:p text:style-name="P37">Añadir saga sin padre</text:p>
            </text:list-item>
            <text:list-item>
              <text:p text:style-name="P38">Añadir saga con padre: <text:span text:style-name="T36">a</text:span><text:span text:style-name="T4">l añadirla sin número a veces se duplica, pero al </text:span><text:span text:style-name="T5">refrescar</text:span><text:span text:style-name="T4"> la página se pone bien. </text:span><text:span text:style-name="T8">Arreglado con una nueva función, en vez de añadir al árbol, lo reconstruye con toda la información</text:span></text:p>
            </text:list-item>
            <text:list-item>
              <text:p text:style-name="P37">Añadir saga sin nombre</text:p>
            </text:list-item>
            <text:list-item>
              <text:p text:style-name="P40">Nombre de saga con 10 caracteres</text:p>
            </text:list-item>
            <text:list-item>
              <text:p text:style-name="P40">Nombre de saga con &gt;<text:span text:style-name="T35">50</text:span> caracteres: <text:span text:style-name="T24">fuerza el cierre. </text:span><text:span text:style-name="T9">Arreglado, faltaban las validaciones</text:span><text:span text:style-name="T27">.</text:span></text:p>
            </text:list-item>
            <text:list-item>
              <text:p text:style-name="P42"><text:soft-page-break/>Añadir saga con nombre repetido</text:p>
            </text:list-item>
            <text:list-item>
              <text:p text:style-name="P37">Poner letras en numerado saga</text:p>
            </text:list-item>
            <text:list-item>
              <text:p text:style-name="P37">Añadir libro sin padre</text:p>
            </text:list-item>
            <text:list-item>
              <text:p text:style-name="P38">Añadir libro sin padre</text:p>
            </text:list-item>
            <text:list-item>
              <text:p text:style-name="P37">Añadir libro sin título</text:p>
            </text:list-item>
            <text:list-item>
              <text:p text:style-name="P40">Título con 10 caracteres</text:p>
            </text:list-item>
            <text:list-item>
              <text:p text:style-name="P41">Título con &gt;<text:span text:style-name="T35">50</text:span> caracteres: <text:span text:style-name="T24">fuerza el cierre. </text:span><text:span text:style-name="T9">Arreglado, faltaban las validaciones.</text:span></text:p>
            </text:list-item>
            <text:list-item>
              <text:p text:style-name="P42">Añadir libro con nombre repetido</text:p>
            </text:list-item>
            <text:list-item>
              <text:p text:style-name="P37">Numerado libro con letras</text:p>
            </text:list-item>
            <text:list-item>
              <text:p text:style-name="P37">Añadir libro con ningún género</text:p>
            </text:list-item>
            <text:list-item>
              <text:p text:style-name="P37">Añadir libro con un género</text:p>
            </text:list-item>
            <text:list-item>
              <text:p text:style-name="P37">Añadir libro con varios géneros</text:p>
            </text:list-item>
            <text:list-item>
              <text:p text:style-name="P37">Añadir libro con ningún autor</text:p>
            </text:list-item>
            <text:list-item>
              <text:p text:style-name="P37">Añadir libro con un autor</text:p>
            </text:list-item>
            <text:list-item>
              <text:p text:style-name="P37">Añadir libro con varios autores</text:p>
            </text:list-item>
          </text:list>
        </text:list-item>
        <text:list-item>
          <text:p text:style-name="P40">Eliminar Libro/Saga</text:p>
          <text:list>
            <text:list-item>
              <text:p text:style-name="P43">Según las pruebas, cualquier eliminación <text:span text:style-name="T36">fuerza el cierre</text:span> <text:span text:style-name="T36">d</text:span>el programa si se añadió antes un objeto del mismo tipo (si se añade un libro y luego se borra un libro, rompe, <text:span text:style-name="T36">igual</text:span> con sagas) <text:span text:style-name="T10">Arreglado, había dos instancias de unit of work que causaban problemas.</text:span></text:p>
            </text:list-item>
            <text:list-item>
              <text:p text:style-name="P39">Eliminar libro </text:p>
            </text:list-item>
            <text:list-item>
              <text:p text:style-name="P38">Eliminar saga principal sin sagas hijas ni libros</text:p>
            </text:list-item>
            <text:list-item>
              <text:p text:style-name="P38">Eliminar saga principal con sagas hijas </text:p>
            </text:list-item>
            <text:list-item>
              <text:p text:style-name="P38">Eliminar saga principal con libros </text:p>
            </text:list-item>
            <text:list-item>
              <text:p text:style-name="P38">Eliminar saga principal con sagas y libros</text:p>
            </text:list-item>
            <text:list-item>
              <text:p text:style-name="P38">Eliminar saga hija de una saga principal sin sagas hijas ni libros </text:p>
            </text:list-item>
            <text:list-item>
              <text:p text:style-name="P38">Eliminar saga hija de una saga principal con sagas hijas </text:p>
            </text:list-item>
            <text:list-item>
              <text:p text:style-name="P38">Eliminar saga hija de una saga principal con libros </text:p>
            </text:list-item>
            <text:list-item>
              <text:p text:style-name="P38">Eliminar saga hija de una saga principal con sagas hijas y libros </text:p>
            </text:list-item>
            <text:list-item>
              <text:p text:style-name="P38">Eliminar saga hija de una saga no principal sin sagas hijas ni libros </text:p>
            </text:list-item>
            <text:list-item>
              <text:p text:style-name="P38"><text:soft-page-break/>Eliminar saga hija de una saga no principal con sagas hijas </text:p>
            </text:list-item>
            <text:list-item>
              <text:p text:style-name="P38">Eliminar saga hija de una saga no principal con libros</text:p>
            </text:list-item>
            <text:list-item>
              <text:p text:style-name="P38">Eliminar saga hija de una saga no principal con sagas hijas y libros</text:p>
            </text:list-item>
          </text:list>
        </text:list-item>
        <text:list-item>
          <text:p text:style-name="P38">Añadir a biblioteca</text:p>
          <text:list>
            <text:list-item>
              <text:p text:style-name="P38">Añadir con una saga principal sin hijas pero con libros seleccionada</text:p>
            </text:list-item>
            <text:list-item>
              <text:p text:style-name="P38">Añadir con una saga principal con sagas hijas <text:span text:style-name="T15">vacías </text:span>seleccionada</text:p>
            </text:list-item>
            <text:list-item>
              <text:p text:style-name="P44">Añadir con una saga con sagas hijas con libros seleccionada</text:p>
            </text:list-item>
            <text:list-item>
              <text:p text:style-name="P38">Añadir con una saga sin libros seleccionada</text:p>
            </text:list-item>
          </text:list>
        </text:list-item>
        <text:list-item>
          <text:p text:style-name="P44">Guardar cambios</text:p>
          <text:list>
            <text:list-item>
              <text:p text:style-name="P45">Con la saga Huérfanos seleccionada</text:p>
              <text:list>
                <text:list-item>
                  <text:p text:style-name="P45">Hacer cualquier cambio (ninguno debería ser aceptado)</text:p>
                </text:list-item>
              </text:list>
            </text:list-item>
            <text:list-item>
              <text:p text:style-name="P45">Con la saga Únicos seleccionada</text:p>
              <text:list>
                <text:list-item>
                  <text:p text:style-name="P45">Hacer cualquier cambio (ninguno debería ser aceptado)</text:p>
                </text:list-item>
              </text:list>
            </text:list-item>
            <text:list-item>
              <text:p text:style-name="P44">Con una saga <text:span text:style-name="T16">principal</text:span> seleccionada</text:p>
              <text:list>
                <text:list-item>
                  <text:p text:style-name="P46">Dejar sin nombre</text:p>
                </text:list-item>
                <text:list-item>
                  <text:p text:style-name="P46">Poner un nombre con más de 30 caracteres</text:p>
                </text:list-item>
                <text:list-item>
                  <text:p text:style-name="P46">Cambiar nombre con al menos 1 carácter</text:p>
                </text:list-item>
                <text:list-item>
                  <text:p text:style-name="P48">Poner nombre repetido</text:p>
                </text:list-item>
                <text:list-item>
                  <text:p text:style-name="P50">Cambiar saga padre</text:p>
                </text:list-item>
              </text:list>
            </text:list-item>
            <text:list-item>
              <text:p text:style-name="P50">Con una saga no principal seleccionada</text:p>
              <text:list>
                <text:list-item>
                  <text:p text:style-name="P47">Poner un nombre con más de 30 caracteres</text:p>
                </text:list-item>
                <text:list-item>
                  <text:p text:style-name="P47">Cambiar nombre con al menos 1 carácter</text:p>
                </text:list-item>
                <text:list-item>
                  <text:p text:style-name="P49">Poner nombre repetido</text:p>
                </text:list-item>
                <text:list-item>
                  <text:p text:style-name="P50">Cambiar saga padre</text:p>
                </text:list-item>
                <text:list-item>
                  <text:p text:style-name="P50">Quitar saga padre</text:p>
                </text:list-item>
              </text:list>
            </text:list-item>
            <text:list-item>
              <text:p text:style-name="P51">Con un libro seleccionado</text:p>
              <text:list>
                <text:list-item>
                  <text:p text:style-name="P51">Cambiar título: <text:span text:style-name="T20">a veces el campo de Titulo no se actualiza con el nombre del libro. Si le das a Guardar luego el libro desaparece. </text:span><text:span text:style-name="T29">No lo logro replicar .<text:line-break/></text:span><text:span text:style-name="T23">Al guardar cambios con un título vacío se cambia el título en el treeview, pero no es un cambio permanente o guardado. </text:span><text:span text:style-name="T30">Arreglado quitando el binding y haciéndolo programático.</text:span></text:p>
                </text:list-item>
                <text:list-item>
                  <text:p text:style-name="P51"><text:soft-page-break/>Cambiar saga padre</text:p>
                </text:list-item>
                <text:list-item>
                  <text:p text:style-name="P51">Añadir un género:<text:span text:style-name="T18"> </text:span><text:span text:style-name="T25">forzó una vez el cierre del programa. </text:span><text:span text:style-name="T30">No lo logro replicar</text:span></text:p>
                </text:list-item>
                <text:list-item>
                  <text:p text:style-name="P51">Añadir varios géneros</text:p>
                </text:list-item>
                <text:list-item>
                  <text:p text:style-name="P51">Quitar un género</text:p>
                </text:list-item>
                <text:list-item>
                  <text:p text:style-name="P51">Quitar varios géneros</text:p>
                </text:list-item>
                <text:list-item>
                  <text:p text:style-name="P51">Añadir un autor: <text:span text:style-name="T25">n</text:span><text:span text:style-name="T20">o </text:span><text:span text:style-name="T25">funciona. </text:span><text:span text:style-name="T31">Arreglado, referenciaba a una lista equivocada (LVAutores en vez de LVAutoresT)</text:span></text:p>
                </text:list-item>
                <text:list-item>
                  <text:p text:style-name="P52">Añadir varios autores:<text:span text:style-name="T18"> </text:span><text:span text:style-name="T25">no funciona.</text:span><text:span text:style-name="T20"> </text:span><text:span text:style-name="T31">Arreglado, referenciaba a una lista equivocada (LVAutores en vez de LVAutoresT)</text:span></text:p>
                </text:list-item>
                <text:list-item>
                  <text:p text:style-name="P51">Quitar un autor</text:p>
                </text:list-item>
                <text:list-item>
                  <text:p text:style-name="P51">Quitar varios autores</text:p>
                </text:list-item>
              </text:list>
            </text:list-item>
          </text:list>
        </text:list-item>
      </text:list>
      <text:h text:style-name="P16" text:outline-level="2"><text:bookmark-start text:name="__RefHeading___Toc3016_2610806117"/>Mi biblioteca<text:bookmark-end text:name="__RefHeading___Toc3016_2610806117"/></text:h>
      <text:list xml:id="list4074349587" text:style-name="L8">
        <text:list-item>
          <text:p text:style-name="P53">Añadir libros a varios usuarios, ver si las bibliotecas tienen sentido o si se mezclan</text:p>
        </text:list-item>
        <text:list-item>
          <text:p text:style-name="P53">Leer</text:p>
          <text:list>
            <text:list-item>
              <text:p text:style-name="P53">Añadir un libro a leyendo</text:p>
            </text:list-item>
            <text:list-item>
              <text:p text:style-name="P53">Añadir varios libros a leyendo</text:p>
            </text:list-item>
          </text:list>
        </text:list-item>
        <text:list-item>
          <text:p text:style-name="P53">Favorito</text:p>
          <text:list>
            <text:list-item>
              <text:p text:style-name="P53">Asignar un libro como favorito</text:p>
            </text:list-item>
            <text:list-item>
              <text:p text:style-name="P53">Asignar varios libros como favoritos</text:p>
            </text:list-item>
            <text:list-item>
              <text:p text:style-name="P53">Probar con libros que ya estaban en favoritos (deberían de salir de favoritos): <text:span text:style-name="T25">a</text:span><text:span text:style-name="T21">parecen todos los libros, pero se mantiene marcada la casilla de favs, desmarcar y volver a marcar hace que aparezcan solo los favs de nuevo.</text:span><text:span text:style-name="T32"> </text:span><text:span text:style-name="T30">No lo logro replicar</text:span></text:p>
            </text:list-item>
          </text:list>
        </text:list-item>
        <text:list-item>
          <text:p text:style-name="P53">Sacar de la biblioteca</text:p>
          <text:list>
            <text:list-item>
              <text:p text:style-name="P53">Sacar un libro: <text:span text:style-name="T25">s</text:span><text:span text:style-name="T21">al</text:span><text:span text:style-name="T25">ta</text:span><text:span text:style-name="T21"> el </text:span><text:span text:style-name="T25">mensaje </text:span><text:span text:style-name="T21">de que </text:span><text:span text:style-name="T25">hay un libro seleccionado que </text:span><text:span text:style-name="T21">est</text:span><text:span text:style-name="T25">á</text:span><text:span text:style-name="T21"> siendo le</text:span><text:span text:style-name="T25">í</text:span><text:span text:style-name="T21">do aunque no este siendo le</text:span><text:span text:style-name="T25">í</text:span><text:span text:style-name="T21">do. </text:span><text:span text:style-name="T11">Solucionado, faltaba un else con la opción de no leído.</text:span></text:p>
            </text:list-item>
            <text:list-item>
              <text:p text:style-name="P53">Sacar varios libros</text:p>
            </text:list-item>
            <text:list-item>
              <text:p text:style-name="P53">Sacar algún libro que está siendo leído</text:p>
            </text:list-item>
          </text:list>
        </text:list-item>
        <text:list-item>
          <text:p text:style-name="P53">Quitar de leyendo</text:p>
          <text:list>
            <text:list-item>
              <text:p text:style-name="P53">Quitar un libro</text:p>
            </text:list-item>
            <text:list-item>
              <text:p text:style-name="P53">Quitar varios</text:p>
            </text:list-item>
          </text:list>
        </text:list-item>
        <text:list-item>
          <text:p text:style-name="P53"><text:soft-page-break/>Sólo favoritos</text:p>
          <text:list>
            <text:list-item>
              <text:p text:style-name="P53">Check: debería mostrar sólo favoritos</text:p>
            </text:list-item>
            <text:list-item>
              <text:p text:style-name="P53">Uncheck: debería mostrar todos</text:p>
            </text:list-item>
          </text:list>
        </text:list-item>
        <text:list-item>
          <text:p text:style-name="P53">Buscar</text:p>
          <text:list>
            <text:list-item>
              <text:p text:style-name="P53">Buscar por libro checked</text:p>
              <text:list>
                <text:list-item>
                  <text:p text:style-name="P53">Buscar sin nada escrito</text:p>
                </text:list-item>
                <text:list-item>
                  <text:p text:style-name="P53">Buscar con un título exacto</text:p>
                </text:list-item>
                <text:list-item>
                  <text:p text:style-name="P53">Buscar con una letra que tenga algún título</text:p>
                </text:list-item>
                <text:list-item>
                  <text:p text:style-name="P53">Buscar con una letra que no tenga ningún libro en el título</text:p>
                </text:list-item>
                <text:list-item>
                  <text:p text:style-name="P53">Buscar con una palabra que tenga coincidencia en algún título</text:p>
                </text:list-item>
                <text:list-item>
                  <text:p text:style-name="P53">Buscar con una palabra que no tenga coincidencia en algún título</text:p>
                </text:list-item>
              </text:list>
            </text:list-item>
            <text:list-item>
              <text:p text:style-name="P53">Buscar por saga checked</text:p>
              <text:list>
                <text:list-item>
                  <text:p text:style-name="P53">Buscar sin nada escrito</text:p>
                </text:list-item>
                <text:list-item>
                  <text:p text:style-name="P53">Buscar con un nombre exacto</text:p>
                </text:list-item>
                <text:list-item>
                  <text:p text:style-name="P53">Buscar con una letra que tenga alguna saga: <text:span text:style-name="T26">forzó el cierre del programa </text:span><text:span text:style-name="T22">una vez.</text:span><text:span text:style-name="T33"> </text:span><text:span text:style-name="T34">No lo logro replicar</text:span></text:p>
                </text:list-item>
                <text:list-item>
                  <text:p text:style-name="P53">Buscar con una letra que no tenga ninguna saga en el nombre</text:p>
                </text:list-item>
                <text:list-item>
                  <text:p text:style-name="P53">Buscar con una palabra que tenga coincidencia en algún <text:span text:style-name="T17">nombre</text:span></text:p>
                </text:list-item>
                <text:list-item>
                  <text:p text:style-name="P53">Buscar con una palabra que no tenga coincidencia en algún <text:span text:style-name="T17">nombr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MP2" style:family="paragraph" style:parent-style-name="Footer">
      <style:text-properties fo:language="es" fo:country="ES" officeooo:paragraph-rsid="00353a7c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0T18:37:41.841000000</dc:date>
    <meta:editing-duration>PT7H4M32S</meta:editing-duration>
    <meta:editing-cycles>35</meta:editing-cycles>
    <meta:generator>LibreOffice/7.2.5.2$Windows_X86_64 LibreOffice_project/499f9727c189e6ef3471021d6132d4c694f357e5</meta:generator>
    <meta:document-statistic meta:table-count="0" meta:image-count="0" meta:object-count="0" meta:page-count="8" meta:paragraph-count="158" meta:word-count="1382" meta:character-count="7702" meta:non-whitespace-character-count="6599"/>
  </office:meta>
</office:document-meta>
</file>